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fo:font-size="14pt" fo:font-weight="bold" officeooo:rsid="00161cff" officeooo:paragraph-rsid="00161cff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fo:font-weight="normal" officeooo:rsid="00161cff" officeooo:paragraph-rsid="00161cf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161cff" officeooo:paragraph-rsid="00161cff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61cff" officeooo:paragraph-rsid="00161cff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6a5dd" officeooo:paragraph-rsid="0016a5dd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6cfe7" officeooo:paragraph-rsid="0016cfe7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161cff" officeooo:paragraph-rsid="00161cff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50%" fo:text-align="start" style:justify-single-word="false" fo:break-before="page"/>
      <style:text-properties fo:font-size="18pt" fo:font-style="normal" fo:font-weight="bold" officeooo:rsid="0016cfe7" officeooo:paragraph-rsid="0016cfe7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 style:list-style-name="L2">
      <style:paragraph-properties fo:line-height="150%" fo:text-align="start" style:justify-single-word="false"/>
      <style:text-properties fo:font-weight="normal" officeooo:rsid="0016cfe7" officeooo:paragraph-rsid="0016cfe7" style:font-weight-asian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weight="normal" officeooo:rsid="0016cfe7" officeooo:paragraph-rsid="0016cfe7" style:font-weight-asian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weight="normal" officeooo:rsid="0017ebbf" officeooo:paragraph-rsid="0017ebbf" style:font-weight-asian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weight="normal" officeooo:rsid="001952a6" officeooo:paragraph-rsid="001952a6" style:font-weight-asian="normal" style:font-weight-complex="normal"/>
    </style:style>
    <style:style style:name="P13" style:family="paragraph" style:parent-style-name="Standard" style:list-style-name="L1">
      <style:paragraph-properties fo:line-height="150%" fo:text-align="start" style:justify-single-word="false"/>
      <style:text-properties officeooo:paragraph-rsid="0016cfe7"/>
    </style:style>
    <style:style style:name="P14" style:family="paragraph" style:parent-style-name="Standard">
      <style:paragraph-properties fo:line-height="150%" fo:text-align="start" style:justify-single-word="false"/>
      <style:text-properties officeooo:rsid="0016cfe7" officeooo:paragraph-rsid="0016cfe7"/>
    </style:style>
    <style:style style:name="P15" style:family="paragraph" style:parent-style-name="Standard" style:list-style-name="L2">
      <style:paragraph-properties fo:line-height="150%" fo:text-align="start" style:justify-single-word="false"/>
      <style:text-properties officeooo:rsid="0016cfe7" officeooo:paragraph-rsid="0016cfe7"/>
    </style:style>
    <style:style style:name="T1" style:family="text">
      <style:text-properties fo:background-color="#afd095" loext:char-shading-value="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fo:font-weight="normal" officeooo:rsid="0016cfe7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normal" style:font-size-asian="12.25pt" style:font-style-asian="normal" style:font-size-complex="14pt" style:font-style-complex="normal"/>
    </style:style>
    <style:style style:name="T8" style:family="text">
      <style:text-properties fo:font-size="14pt" fo:font-style="normal" officeooo:rsid="001952a6" style:font-size-asian="12.25pt" style:font-style-asian="normal" style:font-size-complex="14pt" style:font-style-complex="normal"/>
    </style:style>
    <style:style style:name="T9" style:family="text">
      <style:text-properties fo:font-size="14pt" fo:font-style="normal" fo:background-color="#afd095" loext:char-shading-value="0" style:font-size-asian="12.25pt" style:font-style-asian="normal" style:font-size-complex="14pt" style:font-style-complex="normal"/>
    </style:style>
    <style:style style:name="T10" style:family="text">
      <style:text-properties fo:font-size="14pt" fo:font-style="normal" fo:background-color="#afd095" loext:char-shading-value="0" style:font-size-asian="12.25pt" style:font-style-asian="normal" style:font-size-complex="14pt" style:font-style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ght Club</text:p>
      <text:p text:style-name="P7">Механика сражения</text:p>
      <text:p text:style-name="P2">Основная идея как в классике – выбыраем часть тела, которую защищаем, и которую атакуем.</text:p>
      <text:p text:style-name="P2">Если <text:span text:style-name="T2">успешно защитили</text:span>, урон снижается. (<text:span text:style-name="T1">Базовый урон -75%</text:span>)</text:p>
      <text:p text:style-name="P2"/>
      <text:p text:style-name="P2">Части тела (ЧТ) – <text:span text:style-name="T1">голова, грудь, живот, руки, ноги</text:span>.</text:p>
      <text:p text:style-name="P2">Для любой части тела расчет урона универсален.</text:p>
      <text:p text:style-name="P2"/>
      <text:p text:style-name="P3">Расчет урона</text:p>
      <text:p text:style-name="P4">У каждой ЧТ есть показатель брони. Данный показатель вычитается из урона по данной части тела. Минимальный урон, тем не менее, 1.</text:p>
      <text:p text:style-name="P4">Показатель брони определяется доспехом, надетым на данную часть тела.</text:p>
      <text:p text:style-name="P4"/>
      <text:p text:style-name="P4">У доспеха есть три характеристики – <text:span text:style-name="T1">броня, ЧТ и уровень</text:span>. Персонаж не может надеть броню уровнем выше, чем он.</text:p>
      <text:p text:style-name="P4"/>
      <text:p text:style-name="P4">Оружие имеет две характеристики – <text:span text:style-name="T1">урон и уровень</text:span>. Персонаж может носить только одно оружие.</text:p>
      <text:p text:style-name="P4"/>
      <text:p text:style-name="P3">Прокачка</text:p>
      <text:p text:style-name="P5">Персонаж уровня <text:span text:style-name="T3">P</text:span> получает за уничножение врага уровня <text:span text:style-name="T3">E</text:span> </text:p>
      <text:p text:style-name="P5"><draw:frame draw:style-name="fr1" draw:name="Object1" text:anchor-type="as-char" svg:y="-0.2681in" svg:width="0.3437in" svg:height="0.418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<text:span text:style-name="T1">части уровня</text:span>.</text:p>
      <text:p text:style-name="P5"/>
      <text:p text:style-name="P8">Персонаж</text:p>
      <text:p text:style-name="P6">У персонажа есть базовые характеристики, зависящие от уровня:</text:p>
      <text:list text:style-name="L1">
        <text:list-item>
          <text:p text:style-name="P13"><text:span text:style-name="T5">урон</text:span></text:p>
        </text:list-item>
        <text:list-item>
          <text:p text:style-name="P13"><text:span text:style-name="T5">броня</text:span></text:p>
        </text:list-item>
      </text:list>
      <text:p text:style-name="P14"><text:span text:style-name="T4">Если уровень персонажа </text:span><text:span text:style-name="T6">P</text:span><text:span text:style-name="T4">, то</text:span></text:p>
      <text:list text:style-name="L2">
        <text:list-item>
          <text:p text:style-name="P15"><text:span text:style-name="T4">урон равен </text:span><text:span text:style-name="T6">2 * P</text:span></text:p>
        </text:list-item>
        <text:list-item>
          <text:p text:style-name="P9"><text:span text:style-name="T7">броня равня </text:span><text:span text:style-name="T6">P / 2</text:span><text:span text:style-name="T7"> с округлением вниз</text:span></text:p>
        </text:list-item>
      </text:list>
      <text:p text:style-name="P10"><text:span text:style-name="T7"/></text:p>
      <text:p text:style-name="P11"><text:span text:style-name="T7">Игрок может из рейда вынести любое количество лута (</text:span><text:span text:style-name="T10">размер инвентаря не ограничен</text:span><text:span text:style-name="T7">). </text:span><text:span text:style-name="T8">У каждого предмета экипировки есть базовая стоимость. За нее можно купить предмет в магазине. Продать можно за половинную стоимость.</text:span></text:p>
      <text:p text:style-name="P11"><text:span text:style-name="T8"/></text:p>
      <text:p text:style-name="P12"><text:span text:style-name="T8">И</text:span><text:span text:style-name="T7">з рейда можно вынести сокровища. Они продаются за </text:span><text:span text:style-name="T10">полную стоимость</text:span><text:span text:style-name="T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2:49:07.741271118</meta:creation-date>
    <dc:date>2025-02-24T14:01:07.512746023</dc:date>
    <meta:editing-duration>PT1H1M44S</meta:editing-duration>
    <meta:editing-cycles>5</meta:editing-cycles>
    <meta:generator>LibreOffice/24.2.7.2$Linux_X86_64 LibreOffice_project/420$Build-2</meta:generator>
    <meta:document-statistic meta:table-count="0" meta:image-count="0" meta:object-count="1" meta:page-count="3" meta:paragraph-count="24" meta:word-count="189" meta:character-count="1204" meta:non-whitespace-character-count="1037"/>
  </office:meta>
</office:document-meta>
</file>

<file path=Object 1/content.xml><?xml version="1.0" encoding="utf-8"?>
<math xmlns="http://www.w3.org/1998/Math/MathML" display="block">
  <semantics>
    <mfrac>
      <msup>
        <mn>2</mn>
        <mrow>
          <mi>E</mi>
          <mo stretchy="false">−</mo>
          <mi>P</mi>
        </mrow>
      </msup>
      <mrow>
        <mn>5</mn>
        <mo stretchy="false">⋅</mo>
        <mi>P</mi>
      </mrow>
    </mfrac>
    <annotation encoding="StarMath 5.0">{2 ^ {E - P}} over { 5 cdot P } </annotation>
  </semantics>
</math>
</file>